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" office:value-type="string" office:string-value="BrowserDown">
            <text:p>BrowserDown</text:p>
          </table:table-cell>
          <table:table-cell table:formula="of:=[.I11]&amp;&quot;,&quot;&amp;&quot;176&quot;&amp;&quot;,&quot;&amp;[.F11]&amp;&quot;,&quot;&amp;[.G11]&amp;&quot;,&quot;&amp;[.H11]" office:value-type="string" office:string-value="BrowserDown,176,0,9,1">
            <text:p>BrowserDown,176,0,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2]" office:value-type="string" office:string-value="BrowserUp">
            <text:p>BrowserUp</text:p>
          </table:table-cell>
          <table:table-cell table:formula="of:=[.I12]&amp;&quot;,&quot;&amp;&quot;176&quot;&amp;&quot;,&quot;&amp;[.F12]&amp;&quot;,&quot;&amp;[.G12]&amp;&quot;,&quot;&amp;[.H12]" office:value-type="string" office:string-value="BrowserUp,176,0,10,1">
            <text:p>BrowserUp,176,0,1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3]&amp;[.E13]&amp;[.C13]&amp;[.D13]" office:value-type="string" office:string-value="TempoMasterFineInc">
            <text:p>TempoMasterFineInc</text:p>
          </table:table-cell>
          <table:table-cell table:formula="of:=[.I13]&amp;&quot;,&quot;&amp;&quot;176&quot;&amp;&quot;,&quot;&amp;[.F13]&amp;&quot;,&quot;&amp;[.G13]&amp;&quot;,&quot;&amp;[.H13]" office:value-type="string" office:string-value="TempoMasterFineInc,176,0,11,1">
            <text:p>TempoMasterFineInc,176,0,1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4]&amp;[.E14]&amp;[.C14]&amp;[.D14]" office:value-type="string" office:string-value="TempoMasterFineDec">
            <text:p>TempoMasterFineDec</text:p>
          </table:table-cell>
          <table:table-cell table:formula="of:=[.I14]&amp;&quot;,&quot;&amp;&quot;176&quot;&amp;&quot;,&quot;&amp;[.F14]&amp;&quot;,&quot;&amp;[.G14]&amp;&quot;,&quot;&amp;[.H14]" office:value-type="string" office:string-value="TempoMasterFineDec,176,0,12,1">
            <text:p>TempoMasterFineDec,176,0,1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CoarseInc">
            <text:p>TempoMasterCoars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CoarseInc,176,0,13,1">
            <text:p>TempoMasterCoarseInc,176,0,1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CoarseDec">
            <text:p>TempoMasterCoars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CoarseDec,176,0,14,1">
            <text:p>TempoMasterCoarseDec,176,0,1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DeckAFineInc">
            <text:p>TempoDeckAFineInc</text:p>
          </table:table-cell>
          <table:table-cell table:formula="of:=[.I17]&amp;&quot;,&quot;&amp;&quot;176&quot;&amp;&quot;,&quot;&amp;[.F17]&amp;&quot;,&quot;&amp;[.G17]&amp;&quot;,&quot;&amp;[.H17]" office:value-type="string" office:string-value="TempoDeckAFineInc,176,0,15,1">
            <text:p>TempoDeckAFineInc,176,0,1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DeckAFineDec">
            <text:p>TempoDeckAFineDec</text:p>
          </table:table-cell>
          <table:table-cell table:formula="of:=[.I18]&amp;&quot;,&quot;&amp;&quot;176&quot;&amp;&quot;,&quot;&amp;[.F18]&amp;&quot;,&quot;&amp;[.G18]&amp;&quot;,&quot;&amp;[.H18]" office:value-type="string" office:string-value="TempoDeckAFineDec,176,0,16,1">
            <text:p>TempoDeckAFineDec,176,0,1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CoarseInc">
            <text:p>TempoDeckACoars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CoarseInc,176,0,17,1">
            <text:p>TempoDeckACoarseInc,176,0,1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CoarseDec">
            <text:p>TempoDeckACoars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CoarseDec,176,0,18,1">
            <text:p>TempoDeckACoarseDec,176,0,1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BFineInc">
            <text:p>TempoDeckBFin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BFineInc,176,0,19,1">
            <text:p>TempoDeckBFineInc,176,0,1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BFineDec">
            <text:p>TempoDeckBFin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BFineDec,176,0,20,1">
            <text:p>TempoDeckBFineDec,176,0,2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CoarseInc">
            <text:p>TempoDeckBCoars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CoarseInc,176,0,21,1">
            <text:p>TempoDeckBCoarseInc,176,0,2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CoarseDec">
            <text:p>TempoDeckBCoars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CoarseDec,176,0,22,1">
            <text:p>TempoDeckBCoarseDec,176,0,2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CFineInc">
            <text:p>TempoDeckCFin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CFineInc,176,0,23,1">
            <text:p>TempoDeckCFineInc,176,0,2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CFineDec">
            <text:p>TempoDeckCFin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CFineDec,176,0,24,1">
            <text:p>TempoDeckCFineDec,176,0,2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CoarseInc">
            <text:p>TempoDeckCCoars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CoarseInc,176,0,25,1">
            <text:p>TempoDeckCCoarseInc,176,0,2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CoarseDec">
            <text:p>TempoDeckCCoars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CoarseDec,176,0,26,1">
            <text:p>TempoDeckCCoarseDec,176,0,2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DFineInc">
            <text:p>TempoDeckDFin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DFineInc,176,0,27,1">
            <text:p>TempoDeckDFineInc,176,0,2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DFineDec">
            <text:p>TempoDeckDFin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DFineDec,176,0,28,1">
            <text:p>TempoDeckDFineDec,176,0,2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CoarseInc">
            <text:p>TempoDeckDCoars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CoarseInc,176,0,29,1">
            <text:p>TempoDeckDCoarseInc,176,0,2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CoarseDec">
            <text:p>TempoDeckDCoars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CoarseDec,176,0,30,1">
            <text:p>TempoDeckDCoarseDec,176,0,30,1</text:p>
          </table:table-cell>
        </table:table-row>
        <table:table-row table:style-name="ro1" table:number-rows-repeated="16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4]&amp;[.A54]" office:value-type="string" office:string-value="loadDeckA">
            <text:p>loadDeckA</text:p>
          </table:table-cell>
          <table:table-cell table:formula="of:=[.I54]&amp;&quot;,&quot;&amp;&quot;176&quot;&amp;&quot;,&quot;&amp;[.F54]&amp;&quot;,&quot;&amp;[.G54]&amp;&quot;,&quot;&amp;[.H54]" office:value-type="string" office:string-value="loadDeckA,176,1,0,1">
            <text:p>loadDeckA,176,1,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5]&amp;[.A55]" office:value-type="string" office:string-value="playDeckA">
            <text:p>playDeckA</text:p>
          </table:table-cell>
          <table:table-cell table:formula="of:=[.I55]&amp;&quot;,&quot;&amp;&quot;176&quot;&amp;&quot;,&quot;&amp;[.F55]&amp;&quot;,&quot;&amp;[.G55]&amp;&quot;,&quot;&amp;[.H55]" office:value-type="string" office:string-value="playDeckA,176,1,1,1">
            <text:p>playDeckA,176,1,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pauseDeckA">
            <text:p>pauseDeckA</text:p>
          </table:table-cell>
          <table:table-cell table:formula="of:=[.I56]&amp;&quot;,&quot;&amp;&quot;176&quot;&amp;&quot;,&quot;&amp;[.F56]&amp;&quot;,&quot;&amp;[.G56]&amp;&quot;,&quot;&amp;[.H56]" office:value-type="string" office:string-value="pauseDeckA,176,1,2,1">
            <text:p>pauseDeckA,176,1,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7]&amp;[.A57]&amp;[.C57]" office:value-type="string" office:string-value="cueDeckAPress">
            <text:p>cueDeckAPress</text:p>
          </table:table-cell>
          <table:table-cell table:formula="of:=[.I57]&amp;&quot;,&quot;&amp;&quot;176&quot;&amp;&quot;,&quot;&amp;[.F57]&amp;&quot;,&quot;&amp;[.G57]&amp;&quot;,&quot;&amp;[.H57]" office:value-type="string" office:string-value="cueDeckAPress,176,1,3,1">
            <text:p>cueDeckAPress,176,1,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58]&amp;[.A58]&amp;[.C58]" office:value-type="string" office:string-value="cueDeckARelease">
            <text:p>cueDeckARelease</text:p>
          </table:table-cell>
          <table:table-cell table:formula="of:=[.I58]&amp;&quot;,&quot;&amp;&quot;176&quot;&amp;&quot;,&quot;&amp;[.F58]&amp;&quot;,&quot;&amp;[.G58]&amp;&quot;,&quot;&amp;[.H58]" office:value-type="string" office:string-value="cueDeckARelease,176,1,3,0">
            <text:p>cueDeckARelease,176,1,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59]&amp;[.A59]" office:value-type="string" office:string-value="UnusedDeckA">
            <text:p>UnusedDeckA</text:p>
          </table:table-cell>
          <table:table-cell table:formula="of:=[.I59]&amp;&quot;,&quot;&amp;&quot;176&quot;&amp;&quot;,&quot;&amp;[.F59]&amp;&quot;,&quot;&amp;[.G59]&amp;&quot;,&quot;&amp;[.H59]" office:value-type="string" office:string-value="UnusedDeckA,176,1,4,1">
            <text:p>UnusedDeckA,176,1,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0]&amp;[.A60]&amp;[.D60]&amp;[.C60]&amp;[.E60]" office:value-type="string" office:string-value="beatjumpDeckA1ForwardPress">
            <text:p>beatjumpDeckA1ForwardPress</text:p>
          </table:table-cell>
          <table:table-cell table:formula="of:=[.I60]&amp;&quot;,&quot;&amp;&quot;176&quot;&amp;&quot;,&quot;&amp;[.F60]&amp;&quot;,&quot;&amp;[.G60]&amp;&quot;,&quot;&amp;[.H60]" office:value-type="string" office:string-value="beatjumpDeckA1ForwardPress,176,1,5,1">
            <text:p>beatjumpDeckA1ForwardPress,176,1,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61]&amp;[.A61]&amp;[.D61]&amp;[.C61]&amp;[.E61]" office:value-type="string" office:string-value="beatjumpDeckA1ForwardRelease">
            <text:p>beatjumpDeckA1ForwardRelease</text:p>
          </table:table-cell>
          <table:table-cell table:formula="of:=[.I61]&amp;&quot;,&quot;&amp;&quot;176&quot;&amp;&quot;,&quot;&amp;[.F61]&amp;&quot;,&quot;&amp;[.G61]&amp;&quot;,&quot;&amp;[.H61]" office:value-type="string" office:string-value="beatjumpDeckA1ForwardRelease,176,1,5,0">
            <text:p>beatjumpDeckA1ForwardRelease,176,1,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beatjumpDeckA4ForwardPress">
            <text:p>beatjumpDeckA4ForwardPress</text:p>
          </table:table-cell>
          <table:table-cell table:formula="of:=[.I62]&amp;&quot;,&quot;&amp;&quot;176&quot;&amp;&quot;,&quot;&amp;[.F62]&amp;&quot;,&quot;&amp;[.G62]&amp;&quot;,&quot;&amp;[.H62]" office:value-type="string" office:string-value="beatjumpDeckA4ForwardPress,176,1,6,1">
            <text:p>beatjumpDeckA4ForwardPress,176,1,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3]&amp;[.A63]&amp;[.D63]&amp;[.C63]&amp;[.E63]" office:value-type="string" office:string-value="beatjumpDeckA4ForwardRelease">
            <text:p>beatjumpDeckA4ForwardRelease</text:p>
          </table:table-cell>
          <table:table-cell table:formula="of:=[.I63]&amp;&quot;,&quot;&amp;&quot;176&quot;&amp;&quot;,&quot;&amp;[.F63]&amp;&quot;,&quot;&amp;[.G63]&amp;&quot;,&quot;&amp;[.H63]" office:value-type="string" office:string-value="beatjumpDeckA4ForwardRelease,176,1,6,0">
            <text:p>beatjumpDeckA4ForwardRelease,176,1,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beatjumpDeckA16ForwardPress">
            <text:p>beatjumpDeckA16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beatjumpDeckA16ForwardPress,176,1,7,1">
            <text:p>beatjumpDeckA16ForwardPress,176,1,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beatjumpDeckA16ForwardRelease">
            <text:p>beatjumpDeckA16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beatjumpDeckA16ForwardRelease,176,1,7,0">
            <text:p>beatjumpDeckA16ForwardRelease,176,1,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beatjumpDeckA32ForwardPress">
            <text:p>beatjumpDeckA32ForwardPress</text:p>
          </table:table-cell>
          <table:table-cell table:formula="of:=[.I66]&amp;&quot;,&quot;&amp;&quot;176&quot;&amp;&quot;,&quot;&amp;[.F66]&amp;&quot;,&quot;&amp;[.G66]&amp;&quot;,&quot;&amp;[.H66]" office:value-type="string" office:string-value="beatjumpDeckA32ForwardPress,176,1,8,1">
            <text:p>beatjumpDeckA32ForwardPress,176,1,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beatjumpDeckA32ForwardRelease">
            <text:p>beatjumpDeckA32ForwardRelease</text:p>
          </table:table-cell>
          <table:table-cell table:formula="of:=[.I67]&amp;&quot;,&quot;&amp;&quot;176&quot;&amp;&quot;,&quot;&amp;[.F67]&amp;&quot;,&quot;&amp;[.G67]&amp;&quot;,&quot;&amp;[.H67]" office:value-type="string" office:string-value="beatjumpDeckA32ForwardRelease,176,1,8,0">
            <text:p>beatjumpDeckA32ForwardRelease,176,1,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beatjumpDeckA1BackwardPress">
            <text:p>beatjumpDeckA1BackwardPress</text:p>
          </table:table-cell>
          <table:table-cell table:formula="of:=[.I68]&amp;&quot;,&quot;&amp;&quot;176&quot;&amp;&quot;,&quot;&amp;[.F68]&amp;&quot;,&quot;&amp;[.G68]&amp;&quot;,&quot;&amp;[.H68]" office:value-type="string" office:string-value="beatjumpDeckA1BackwardPress,176,1,9,1">
            <text:p>beatjumpDeckA1BackwardPress,176,1,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beatjumpDeckA1BackwardRelease">
            <text:p>beatjumpDeckA1BackwardRelease</text:p>
          </table:table-cell>
          <table:table-cell table:formula="of:=[.I69]&amp;&quot;,&quot;&amp;&quot;176&quot;&amp;&quot;,&quot;&amp;[.F69]&amp;&quot;,&quot;&amp;[.G69]&amp;&quot;,&quot;&amp;[.H69]" office:value-type="string" office:string-value="beatjumpDeckA1BackwardRelease,176,1,9,0">
            <text:p>beatjumpDeckA1BackwardRelease,176,1,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beatjumpDeckA4BackwardPress">
            <text:p>beatjumpDeckA4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beatjumpDeckA4BackwardPress,176,1,10,1">
            <text:p>beatjumpDeckA4BackwardPress,176,1,1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beatjumpDeckA4BackwardRelease">
            <text:p>beatjumpDeckA4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beatjumpDeckA4BackwardRelease,176,1,10,0">
            <text:p>beatjumpDeckA4BackwardRelease,176,1,1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beatjumpDeckA16BackwardPress">
            <text:p>beatjumpDeckA16BackwardPress</text:p>
          </table:table-cell>
          <table:table-cell table:formula="of:=[.I72]&amp;&quot;,&quot;&amp;&quot;176&quot;&amp;&quot;,&quot;&amp;[.F72]&amp;&quot;,&quot;&amp;[.G72]&amp;&quot;,&quot;&amp;[.H72]" office:value-type="string" office:string-value="beatjumpDeckA16BackwardPress,176,1,11,1">
            <text:p>beatjumpDeckA16BackwardPress,176,1,1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3]&amp;[.A73]&amp;[.D73]&amp;[.C73]&amp;[.E73]" office:value-type="string" office:string-value="beatjumpDeckA16BackwardRelease">
            <text:p>beatjumpDeckA16BackwardRelease</text:p>
          </table:table-cell>
          <table:table-cell table:formula="of:=[.I73]&amp;&quot;,&quot;&amp;&quot;176&quot;&amp;&quot;,&quot;&amp;[.F73]&amp;&quot;,&quot;&amp;[.G73]&amp;&quot;,&quot;&amp;[.H73]" office:value-type="string" office:string-value="beatjumpDeckA16BackwardRelease,176,1,11,0">
            <text:p>beatjumpDeckA16BackwardRelease,176,1,1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4]&amp;[.A74]&amp;[.D74]&amp;[.C74]&amp;[.E74]" office:value-type="string" office:string-value="beatjumpDeckA32BackwardPress">
            <text:p>beatjumpDeckA32BackwardPress</text:p>
          </table:table-cell>
          <table:table-cell table:formula="of:=[.I74]&amp;&quot;,&quot;&amp;&quot;176&quot;&amp;&quot;,&quot;&amp;[.F74]&amp;&quot;,&quot;&amp;[.G74]&amp;&quot;,&quot;&amp;[.H74]" office:value-type="string" office:string-value="beatjumpDeckA32BackwardPress,176,1,12,1">
            <text:p>beatjumpDeckA32BackwardPress,176,1,1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5]&amp;[.A75]&amp;[.D75]&amp;[.C75]&amp;[.E75]" office:value-type="string" office:string-value="beatjumpDeckA32BackwardRelease">
            <text:p>beatjumpDeckA32BackwardRelease</text:p>
          </table:table-cell>
          <table:table-cell table:formula="of:=[.I75]&amp;&quot;,&quot;&amp;&quot;176&quot;&amp;&quot;,&quot;&amp;[.F75]&amp;&quot;,&quot;&amp;[.G75]&amp;&quot;,&quot;&amp;[.H75]" office:value-type="string" office:string-value="beatjumpDeckA32BackwardRelease,176,1,12,0">
            <text:p>beatjumpDeckA32BackwardRelease,176,1,12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6]&amp;[.A76]&amp;[.C76]&amp;[.D76]" office:value-type="string" office:string-value="selectSetHotcueDeckA1Press">
            <text:p>selectSetHotcueDeckA1Press</text:p>
          </table:table-cell>
          <table:table-cell table:formula="of:=[.I76]&amp;&quot;,&quot;&amp;&quot;176&quot;&amp;&quot;,&quot;&amp;[.F76]&amp;&quot;,&quot;&amp;[.G76]&amp;&quot;,&quot;&amp;[.H76]" office:value-type="string" office:string-value="selectSetHotcueDeckA1Press,176,1,13,1">
            <text:p>selectSetHotcueDeckA1Press,176,1,1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7]&amp;[.A77]&amp;[.C77]&amp;[.D77]" office:value-type="string" office:string-value="selectSetHotcueDeckA1Release">
            <text:p>selectSetHotcueDeckA1Release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Release,176,1,13,0">
            <text:p>selectSetHotcueDeckA1Release,176,1,1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78]&amp;[.A78]&amp;[.C78]&amp;[.D78]" office:value-type="string" office:string-value="selectSetHotcueDeckA2Press">
            <text:p>selectSetHotcueDeckA2Press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2Press,176,1,14,1">
            <text:p>selectSetHotcueDeckA2Press,176,1,1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79]&amp;[.A79]&amp;[.C79]&amp;[.D79]" office:value-type="string" office:string-value="selectSetHotcueDeckA2Release">
            <text:p>selectSetHotcueDeckA2Release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Release,176,1,14,0">
            <text:p>selectSetHotcueDeckA2Release,176,1,14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0]&amp;[.A80]&amp;[.C80]&amp;[.D80]" office:value-type="string" office:string-value="selectSetHotcueDeckA3Press">
            <text:p>selectSetHotcueDeckA3Press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3Press,176,1,15,1">
            <text:p>selectSetHotcueDeckA3Press,176,1,1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1]&amp;[.A81]&amp;[.C81]&amp;[.D81]" office:value-type="string" office:string-value="selectSetHotcueDeckA3Release">
            <text:p>selectSetHotcueDeckA3Release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Release,176,1,15,0">
            <text:p>selectSetHotcueDeckA3Release,176,1,1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2]&amp;[.A82]&amp;[.C82]&amp;[.D82]" office:value-type="string" office:string-value="selectSetHotcueDeckA4Press">
            <text:p>selectSetHotcueDeckA4Press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4Press,176,1,16,1">
            <text:p>selectSetHotcueDeckA4Press,176,1,1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3]&amp;[.A83]&amp;[.C83]&amp;[.D83]" office:value-type="string" office:string-value="selectSetHotcueDeckA4Release">
            <text:p>selectSetHotcueDeckA4Release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Release,176,1,16,0">
            <text:p>selectSetHotcueDeckA4Release,176,1,1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4]&amp;[.A84]&amp;[.C84]&amp;[.D84]" office:value-type="string" office:string-value="selectSetHotcueDeckA5Press">
            <text:p>selectSetHotcueDeckA5Press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5Press,176,1,17,1">
            <text:p>selectSetHotcueDeckA5Press,176,1,1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5]&amp;[.A85]&amp;[.C85]&amp;[.D85]" office:value-type="string" office:string-value="selectSetHotcueDeckA5Release">
            <text:p>selectSetHotcueDeckA5Release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Release,176,1,17,0">
            <text:p>selectSetHotcueDeckA5Release,176,1,1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6]&amp;[.A86]&amp;[.C86]&amp;[.D86]" office:value-type="string" office:string-value="selectSetHotcueDeckA6Press">
            <text:p>selectSetHotcueDeckA6Press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6Press,176,1,18,1">
            <text:p>selectSetHotcueDeckA6Press,176,1,1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7]&amp;[.A87]&amp;[.C87]&amp;[.D87]" office:value-type="string" office:string-value="selectSetHotcueDeckA6Release">
            <text:p>selectSetHotcueDeckA6Release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Release,176,1,18,0">
            <text:p>selectSetHotcueDeckA6Release,176,1,1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88]&amp;[.A88]&amp;[.C88]&amp;[.D88]" office:value-type="string" office:string-value="selectSetHotcueDeckA7Press">
            <text:p>selectSetHotcueDeckA7Press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7Press,176,1,19,1">
            <text:p>selectSetHotcueDeckA7Press,176,1,1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89]&amp;[.A89]&amp;[.C89]&amp;[.D89]" office:value-type="string" office:string-value="selectSetHotcueDeckA7Release">
            <text:p>selectSetHotcueDeckA7Release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Release,176,1,19,0">
            <text:p>selectSetHotcueDeckA7Release,176,1,1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0]&amp;[.A90]&amp;[.C90]&amp;[.D90]" office:value-type="string" office:string-value="selectSetHotcueDeckA8Press">
            <text:p>selectSetHotcueDeckA8Press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8Press,176,1,20,1">
            <text:p>selectSetHotcueDeckA8Press,176,1,2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1]&amp;[.A91]&amp;[.C91]&amp;[.D91]" office:value-type="string" office:string-value="selectSetHotcueDeckA8Release">
            <text:p>selectSetHotcueDeckA8Release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Release,176,1,20,0">
            <text:p>selectSetHotcueDeckA8Release,176,1,2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2]&amp;[.A92]&amp;[.C92]" office:value-type="string" office:string-value="deleteHotcueDeckA1">
            <text:p>deleteHotcueDeckA1</text:p>
          </table:table-cell>
          <table:table-cell table:formula="of:=[.I92]&amp;&quot;,&quot;&amp;&quot;176&quot;&amp;&quot;,&quot;&amp;[.F92]&amp;&quot;,&quot;&amp;[.G92]&amp;&quot;,&quot;&amp;[.H92]" office:value-type="string" office:string-value="deleteHotcueDeckA1,176,1,21,1">
            <text:p>deleteHotcueDeckA1,176,1,2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3]&amp;[.A93]&amp;[.C93]" office:value-type="string" office:string-value="deleteHotcueDeckA2">
            <text:p>deleteHotcueDeckA2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2,176,1,22,1">
            <text:p>deleteHotcueDeckA2,176,1,2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3">
            <text:p>deleteHotcueDeckA3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3,176,1,23,1">
            <text:p>deleteHotcueDeckA3,176,1,2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4">
            <text:p>deleteHotcueDeckA4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4,176,1,24,1">
            <text:p>deleteHotcueDeckA4,176,1,2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5">
            <text:p>deleteHotcueDeckA5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5,176,1,25,1">
            <text:p>deleteHotcueDeckA5,176,1,2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6">
            <text:p>deleteHotcueDeckA6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6,176,1,26,1">
            <text:p>deleteHotcueDeckA6,176,1,2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7">
            <text:p>deleteHotcueDeckA7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7,176,1,27,1">
            <text:p>deleteHotcueDeckA7,176,1,2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8">
            <text:p>deleteHotcueDeckA8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8,176,1,28,1">
            <text:p>deleteHotcueDeckA8,176,1,2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hotcueTypeDeckA1">
            <text:p>hotcueTypeDeckA1</text:p>
          </table:table-cell>
          <table:table-cell table:formula="of:=[.I100]&amp;&quot;,&quot;&amp;&quot;176&quot;&amp;&quot;,&quot;&amp;[.F100]&amp;&quot;,&quot;&amp;[.G100]&amp;&quot;,&quot;&amp;[.H100]" office:value-type="string" office:string-value="hotcueTypeDeckA1,176,1,29,1">
            <text:p>hotcueTypeDeckA1,176,1,2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hotcueTypeDeckA2">
            <text:p>hotcueTypeDeckA2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2,176,1,30,1">
            <text:p>hotcueTypeDeckA2,176,1,3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3">
            <text:p>hotcueTypeDeckA3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3,176,1,31,1">
            <text:p>hotcueTypeDeckA3,176,1,3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4">
            <text:p>hotcueTypeDeckA4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4,176,1,32,1">
            <text:p>hotcueTypeDeckA4,176,1,3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5">
            <text:p>hotcueTypeDeckA5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5,176,1,33,1">
            <text:p>hotcueTypeDeckA5,176,1,3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6">
            <text:p>hotcueTypeDeckA6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6,176,1,34,1">
            <text:p>hotcueTypeDeckA6,176,1,3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7">
            <text:p>hotcueTypeDeckA7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7,176,1,35,1">
            <text:p>hotcueTypeDeckA7,176,1,3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8">
            <text:p>hotcueTypeDeckA8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8,176,1,36,1">
            <text:p>hotcueTypeDeckA8,176,1,3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08]&amp;[.A108]" office:value-type="string" office:string-value="playReturnDeckA">
            <text:p>playReturnDeckA</text:p>
          </table:table-cell>
          <table:table-cell table:formula="of:=[.I108]&amp;&quot;,&quot;&amp;&quot;176&quot;&amp;&quot;,&quot;&amp;[.F108]&amp;&quot;,&quot;&amp;[.G108]&amp;&quot;,&quot;&amp;[.H108]" office:value-type="string" office:string-value="playReturnDeckA,176,1,37,1">
            <text:p>playReturnDeckA,176,1,3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09]&amp;[.A109]&amp;[.C109]&amp;[.D109]" office:value-type="string" office:string-value="jogTurnDeckAFineForward">
            <text:p>jogTurnDeckAFineForward</text:p>
          </table:table-cell>
          <table:table-cell table:formula="of:=[.I109]&amp;&quot;,&quot;&amp;&quot;176&quot;&amp;&quot;,&quot;&amp;[.F109]&amp;&quot;,&quot;&amp;[.G109]&amp;&quot;,&quot;&amp;[.H109]" office:value-type="string" office:string-value="jogTurnDeckAFineForward,176,1,38,1">
            <text:p>jogTurnDeckAFineForward,176,1,3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0]&amp;[.A110]&amp;[.C110]&amp;[.D110]" office:value-type="string" office:string-value="jogTurnDeckAFineBackward">
            <text:p>jogTurnDeckAFineBackward</text:p>
          </table:table-cell>
          <table:table-cell table:formula="of:=[.I110]&amp;&quot;,&quot;&amp;&quot;176&quot;&amp;&quot;,&quot;&amp;[.F110]&amp;&quot;,&quot;&amp;[.G110]&amp;&quot;,&quot;&amp;[.H110]" office:value-type="string" office:string-value="jogTurnDeckAFineBackward,176,1,39,1">
            <text:p>jogTurnDeckAFineBackward,176,1,3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CoarseForward">
            <text:p>jogTurnDeckACoarseFor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CoarseForward,176,1,40,1">
            <text:p>jogTurnDeckACoarseForward,176,1,4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CoarseBackward">
            <text:p>jogTurnDeckACoarseBack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CoarseBackward,176,1,41,1">
            <text:p>jogTurnDeckACoarseBackward,176,1,4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3]&amp;[.A113]" office:value-type="string" office:string-value="phaseSyncDeckA">
            <text:p>phaseSyncDeckA</text:p>
          </table:table-cell>
          <table:table-cell table:formula="of:=[.I113]&amp;&quot;,&quot;&amp;&quot;176&quot;&amp;&quot;,&quot;&amp;[.F113]&amp;&quot;,&quot;&amp;[.G113]&amp;&quot;,&quot;&amp;[.H113]" office:value-type="string" office:string-value="phaseSyncDeckA,176,1,42,1">
            <text:p>phaseSyncDeckA,176,1,4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4]&amp;[.A114]" office:value-type="string" office:string-value="syncOnDeckA">
            <text:p>syncOnDeckA</text:p>
          </table:table-cell>
          <table:table-cell table:formula="of:=[.I114]&amp;&quot;,&quot;&amp;&quot;176&quot;&amp;&quot;,&quot;&amp;[.F114]&amp;&quot;,&quot;&amp;[.G114]&amp;&quot;,&quot;&amp;[.H114]" office:value-type="string" office:string-value="syncOnDeckA,176,1,43,1">
            <text:p>syncOnDeckA,176,1,4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syncOnReturnDeckA">
            <text:p>syncOnReturnDeckA</text:p>
          </table:table-cell>
          <table:table-cell table:formula="of:=[.I115]&amp;&quot;,&quot;&amp;&quot;176&quot;&amp;&quot;,&quot;&amp;[.F115]&amp;&quot;,&quot;&amp;[.G115]&amp;&quot;,&quot;&amp;[.H115]" office:value-type="string" office:string-value="syncOnReturnDeckA,176,1,44,1">
            <text:p>syncOnReturnDeckA,176,1,4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tempoMasterDeckA">
            <text:p>tempoMasterDeckA</text:p>
          </table:table-cell>
          <table:table-cell table:formula="of:=[.I116]&amp;&quot;,&quot;&amp;&quot;176&quot;&amp;&quot;,&quot;&amp;[.F116]&amp;&quot;,&quot;&amp;[.G116]&amp;&quot;,&quot;&amp;[.H116]" office:value-type="string" office:string-value="tempoMasterDeckA,176,1,45,1">
            <text:p>tempoMasterDeckA,176,1,4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tempoMasterReturnDeckA">
            <text:p>tempoMasterReturnDeckA</text:p>
          </table:table-cell>
          <table:table-cell table:formula="of:=[.I117]&amp;&quot;,&quot;&amp;&quot;176&quot;&amp;&quot;,&quot;&amp;[.F117]&amp;&quot;,&quot;&amp;[.G117]&amp;&quot;,&quot;&amp;[.H117]" office:value-type="string" office:string-value="tempoMasterReturnDeckA,176,1,46,1">
            <text:p>tempoMasterReturnDeckA,176,1,46,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22]&amp;[.A122]" office:value-type="string" office:string-value="loadDeckB">
            <text:p>loadDeckB</text:p>
          </table:table-cell>
          <table:table-cell table:formula="of:=[.I122]&amp;&quot;,&quot;&amp;&quot;176&quot;&amp;&quot;,&quot;&amp;[.F122]&amp;&quot;,&quot;&amp;[.G122]&amp;&quot;,&quot;&amp;[.H122]" office:value-type="string" office:string-value="loadDeckB,176,2,0,1">
            <text:p>loadDeckB,176,2,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23]&amp;[.A123]" office:value-type="string" office:string-value="playDeckB">
            <text:p>playDeckB</text:p>
          </table:table-cell>
          <table:table-cell table:formula="of:=[.I123]&amp;&quot;,&quot;&amp;&quot;176&quot;&amp;&quot;,&quot;&amp;[.F123]&amp;&quot;,&quot;&amp;[.G123]&amp;&quot;,&quot;&amp;[.H123]" office:value-type="string" office:string-value="playDeckB,176,2,1,1">
            <text:p>playDeckB,176,2,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4]&amp;[.A124]" office:value-type="string" office:string-value="pauseDeckB">
            <text:p>pauseDeckB</text:p>
          </table:table-cell>
          <table:table-cell table:formula="of:=[.I124]&amp;&quot;,&quot;&amp;&quot;176&quot;&amp;&quot;,&quot;&amp;[.F124]&amp;&quot;,&quot;&amp;[.G124]&amp;&quot;,&quot;&amp;[.H124]" office:value-type="string" office:string-value="pauseDeckB,176,2,2,1">
            <text:p>pauseDeckB,176,2,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25]&amp;[.A125]&amp;[.C125]" office:value-type="string" office:string-value="cueDeckBPress">
            <text:p>cueDeckBPress</text:p>
          </table:table-cell>
          <table:table-cell table:formula="of:=[.I125]&amp;&quot;,&quot;&amp;&quot;176&quot;&amp;&quot;,&quot;&amp;[.F125]&amp;&quot;,&quot;&amp;[.G125]&amp;&quot;,&quot;&amp;[.H125]" office:value-type="string" office:string-value="cueDeckBPress,176,2,3,1">
            <text:p>cueDeckBPress,176,2,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26]&amp;[.A126]&amp;[.C126]" office:value-type="string" office:string-value="cueDeckBRelease">
            <text:p>cueDeckBRelease</text:p>
          </table:table-cell>
          <table:table-cell table:formula="of:=[.I126]&amp;&quot;,&quot;&amp;&quot;176&quot;&amp;&quot;,&quot;&amp;[.F126]&amp;&quot;,&quot;&amp;[.G126]&amp;&quot;,&quot;&amp;[.H126]" office:value-type="string" office:string-value="cueDeckBRelease,176,2,3,0">
            <text:p>cueDeckBRelease,176,2,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27]&amp;[.A127]" office:value-type="string" office:string-value="syncDeckB">
            <text:p>syncDeckB</text:p>
          </table:table-cell>
          <table:table-cell table:formula="of:=[.I127]&amp;&quot;,&quot;&amp;&quot;176&quot;&amp;&quot;,&quot;&amp;[.F127]&amp;&quot;,&quot;&amp;[.G127]&amp;&quot;,&quot;&amp;[.H127]" office:value-type="string" office:string-value="syncDeckB,176,2,4,1">
            <text:p>syncDeckB,176,2,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28]&amp;[.A128]&amp;[.D128]&amp;[.C128]" office:value-type="string" office:string-value="beatjumpDeckB1Forward">
            <text:p>beatjumpDeckB1Forward</text:p>
          </table:table-cell>
          <table:table-cell table:formula="of:=[.I128]&amp;&quot;,&quot;&amp;&quot;176&quot;&amp;&quot;,&quot;&amp;[.F128]&amp;&quot;,&quot;&amp;[.G128]&amp;&quot;,&quot;&amp;[.H128]" office:value-type="string" office:string-value="beatjumpDeckB1Forward,176,2,5,1">
            <text:p>beatjumpDeckB1Forward,176,2,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29]&amp;[.A129]&amp;[.D129]&amp;[.C129]" office:value-type="string" office:string-value="beatjumpDeckB4Forward">
            <text:p>beatjumpDeckB4Forward</text:p>
          </table:table-cell>
          <table:table-cell table:formula="of:=[.I129]&amp;&quot;,&quot;&amp;&quot;176&quot;&amp;&quot;,&quot;&amp;[.F129]&amp;&quot;,&quot;&amp;[.G129]&amp;&quot;,&quot;&amp;[.H129]" office:value-type="string" office:string-value="beatjumpDeckB4Forward,176,2,6,1">
            <text:p>beatjumpDeckB4Forward,176,2,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30]&amp;[.A130]&amp;[.D130]&amp;[.C130]" office:value-type="string" office:string-value="beatjumpDeckB16Forward">
            <text:p>beatjumpDeckB16Forward</text:p>
          </table:table-cell>
          <table:table-cell table:formula="of:=[.I130]&amp;&quot;,&quot;&amp;&quot;176&quot;&amp;&quot;,&quot;&amp;[.F130]&amp;&quot;,&quot;&amp;[.G130]&amp;&quot;,&quot;&amp;[.H130]" office:value-type="string" office:string-value="beatjumpDeckB16Forward,176,2,7,1">
            <text:p>beatjumpDeckB16Forward,176,2,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31]&amp;[.A131]&amp;[.D131]&amp;[.C131]" office:value-type="string" office:string-value="beatjumpDeckB32Forward">
            <text:p>beatjumpDeckB32Forward</text:p>
          </table:table-cell>
          <table:table-cell table:formula="of:=[.I131]&amp;&quot;,&quot;&amp;&quot;176&quot;&amp;&quot;,&quot;&amp;[.F131]&amp;&quot;,&quot;&amp;[.G131]&amp;&quot;,&quot;&amp;[.H131]" office:value-type="string" office:string-value="beatjumpDeckB32Forward,176,2,8,1">
            <text:p>beatjumpDeckB32Forward,176,2,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32]&amp;[.A132]&amp;[.D132]&amp;[.C132]" office:value-type="string" office:string-value="beatjumpDeckB1Backward">
            <text:p>beatjumpDeckB1Backward</text:p>
          </table:table-cell>
          <table:table-cell table:formula="of:=[.I132]&amp;&quot;,&quot;&amp;&quot;176&quot;&amp;&quot;,&quot;&amp;[.F132]&amp;&quot;,&quot;&amp;[.G132]&amp;&quot;,&quot;&amp;[.H132]" office:value-type="string" office:string-value="beatjumpDeckB1Backward,176,2,9,1">
            <text:p>beatjumpDeckB1Backward,176,2,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3]&amp;[.A133]&amp;[.D133]&amp;[.C133]" office:value-type="string" office:string-value="beatjumpDeckB4Backward">
            <text:p>beatjumpDeckB4Backward</text:p>
          </table:table-cell>
          <table:table-cell table:formula="of:=[.I133]&amp;&quot;,&quot;&amp;&quot;176&quot;&amp;&quot;,&quot;&amp;[.F133]&amp;&quot;,&quot;&amp;[.G133]&amp;&quot;,&quot;&amp;[.H133]" office:value-type="string" office:string-value="beatjumpDeckB4Backward,176,2,10,1">
            <text:p>beatjumpDeckB4Backward,176,2,1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34]&amp;[.A134]&amp;[.D134]&amp;[.C134]" office:value-type="string" office:string-value="beatjumpDeckB16Backward">
            <text:p>beatjumpDeckB16Backward</text:p>
          </table:table-cell>
          <table:table-cell table:formula="of:=[.I134]&amp;&quot;,&quot;&amp;&quot;176&quot;&amp;&quot;,&quot;&amp;[.F134]&amp;&quot;,&quot;&amp;[.G134]&amp;&quot;,&quot;&amp;[.H134]" office:value-type="string" office:string-value="beatjumpDeckB16Backward,176,2,11,1">
            <text:p>beatjumpDeckB16Backward,176,2,1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35]&amp;[.A135]&amp;[.D135]&amp;[.C135]" office:value-type="string" office:string-value="beatjumpDeckB32Backward">
            <text:p>beatjumpDeckB32Backward</text:p>
          </table:table-cell>
          <table:table-cell table:formula="of:=[.I135]&amp;&quot;,&quot;&amp;&quot;176&quot;&amp;&quot;,&quot;&amp;[.F135]&amp;&quot;,&quot;&amp;[.G135]&amp;&quot;,&quot;&amp;[.H135]" office:value-type="string" office:string-value="beatjumpDeckB32Backward,176,2,12,1">
            <text:p>beatjumpDeckB32Backward,176,2,1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36]&amp;[.A136]&amp;[.C136]&amp;[.D136]" office:value-type="string" office:string-value="selectSetHotcueDeckB1Press">
            <text:p>selectSetHotcueDeckB1Press</text:p>
          </table:table-cell>
          <table:table-cell table:formula="of:=[.I136]&amp;&quot;,&quot;&amp;&quot;176&quot;&amp;&quot;,&quot;&amp;[.F136]&amp;&quot;,&quot;&amp;[.G136]&amp;&quot;,&quot;&amp;[.H136]" office:value-type="string" office:string-value="selectSetHotcueDeckB1Press,176,2,13,1">
            <text:p>selectSetHotcueDeckB1Press,176,2,1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37]&amp;[.A137]&amp;[.C137]&amp;[.D137]" office:value-type="string" office:string-value="selectSetHotcueDeckB1Release">
            <text:p>selectSetHotcueDeckB1Release</text:p>
          </table:table-cell>
          <table:table-cell table:formula="of:=[.I137]&amp;&quot;,&quot;&amp;&quot;176&quot;&amp;&quot;,&quot;&amp;[.F137]&amp;&quot;,&quot;&amp;[.G137]&amp;&quot;,&quot;&amp;[.H137]" office:value-type="string" office:string-value="selectSetHotcueDeckB1Release,176,2,13,0">
            <text:p>selectSetHotcueDeckB1Release,176,2,1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38]&amp;[.A138]&amp;[.C138]&amp;[.D138]" office:value-type="string" office:string-value="selectSetHotcueDeckB2Press">
            <text:p>selectSetHotcueDeckB2Press</text:p>
          </table:table-cell>
          <table:table-cell table:formula="of:=[.I138]&amp;&quot;,&quot;&amp;&quot;176&quot;&amp;&quot;,&quot;&amp;[.F138]&amp;&quot;,&quot;&amp;[.G138]&amp;&quot;,&quot;&amp;[.H138]" office:value-type="string" office:string-value="selectSetHotcueDeckB2Press,176,2,14,1">
            <text:p>selectSetHotcueDeckB2Press,176,2,1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39]&amp;[.A139]&amp;[.C139]&amp;[.D139]" office:value-type="string" office:string-value="selectSetHotcueDeckB2Release">
            <text:p>selectSetHotcueDeckB2Release</text:p>
          </table:table-cell>
          <table:table-cell table:formula="of:=[.I139]&amp;&quot;,&quot;&amp;&quot;176&quot;&amp;&quot;,&quot;&amp;[.F139]&amp;&quot;,&quot;&amp;[.G139]&amp;&quot;,&quot;&amp;[.H139]" office:value-type="string" office:string-value="selectSetHotcueDeckB2Release,176,2,14,0">
            <text:p>selectSetHotcueDeckB2Release,176,2,14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40]&amp;[.A140]&amp;[.C140]&amp;[.D140]" office:value-type="string" office:string-value="selectSetHotcueDeckB3Press">
            <text:p>selectSetHotcueDeckB3Press</text:p>
          </table:table-cell>
          <table:table-cell table:formula="of:=[.I140]&amp;&quot;,&quot;&amp;&quot;176&quot;&amp;&quot;,&quot;&amp;[.F140]&amp;&quot;,&quot;&amp;[.G140]&amp;&quot;,&quot;&amp;[.H140]" office:value-type="string" office:string-value="selectSetHotcueDeckB3Press,176,2,15,1">
            <text:p>selectSetHotcueDeckB3Press,176,2,1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41]&amp;[.A141]&amp;[.C141]&amp;[.D141]" office:value-type="string" office:string-value="selectSetHotcueDeckB3Release">
            <text:p>selectSetHotcueDeckB3Release</text:p>
          </table:table-cell>
          <table:table-cell table:formula="of:=[.I141]&amp;&quot;,&quot;&amp;&quot;176&quot;&amp;&quot;,&quot;&amp;[.F141]&amp;&quot;,&quot;&amp;[.G141]&amp;&quot;,&quot;&amp;[.H141]" office:value-type="string" office:string-value="selectSetHotcueDeckB3Release,176,2,15,0">
            <text:p>selectSetHotcueDeckB3Release,176,2,1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42]&amp;[.A142]&amp;[.C142]&amp;[.D142]" office:value-type="string" office:string-value="selectSetHotcueDeckB4Press">
            <text:p>selectSetHotcueDeckB4Press</text:p>
          </table:table-cell>
          <table:table-cell table:formula="of:=[.I142]&amp;&quot;,&quot;&amp;&quot;176&quot;&amp;&quot;,&quot;&amp;[.F142]&amp;&quot;,&quot;&amp;[.G142]&amp;&quot;,&quot;&amp;[.H142]" office:value-type="string" office:string-value="selectSetHotcueDeckB4Press,176,2,16,1">
            <text:p>selectSetHotcueDeckB4Press,176,2,1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43]&amp;[.A143]&amp;[.C143]&amp;[.D143]" office:value-type="string" office:string-value="selectSetHotcueDeckB4Release">
            <text:p>selectSetHotcueDeckB4Release</text:p>
          </table:table-cell>
          <table:table-cell table:formula="of:=[.I143]&amp;&quot;,&quot;&amp;&quot;176&quot;&amp;&quot;,&quot;&amp;[.F143]&amp;&quot;,&quot;&amp;[.G143]&amp;&quot;,&quot;&amp;[.H143]" office:value-type="string" office:string-value="selectSetHotcueDeckB4Release,176,2,16,0">
            <text:p>selectSetHotcueDeckB4Release,176,2,1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44]&amp;[.A144]&amp;[.C144]&amp;[.D144]" office:value-type="string" office:string-value="selectSetHotcueDeckB5Press">
            <text:p>selectSetHotcueDeckB5Press</text:p>
          </table:table-cell>
          <table:table-cell table:formula="of:=[.I144]&amp;&quot;,&quot;&amp;&quot;176&quot;&amp;&quot;,&quot;&amp;[.F144]&amp;&quot;,&quot;&amp;[.G144]&amp;&quot;,&quot;&amp;[.H144]" office:value-type="string" office:string-value="selectSetHotcueDeckB5Press,176,2,17,1">
            <text:p>selectSetHotcueDeckB5Press,176,2,1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45]&amp;[.A145]&amp;[.C145]&amp;[.D145]" office:value-type="string" office:string-value="selectSetHotcueDeckB5Release">
            <text:p>selectSetHotcueDeckB5Release</text:p>
          </table:table-cell>
          <table:table-cell table:formula="of:=[.I145]&amp;&quot;,&quot;&amp;&quot;176&quot;&amp;&quot;,&quot;&amp;[.F145]&amp;&quot;,&quot;&amp;[.G145]&amp;&quot;,&quot;&amp;[.H145]" office:value-type="string" office:string-value="selectSetHotcueDeckB5Release,176,2,17,0">
            <text:p>selectSetHotcueDeckB5Release,176,2,1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46]&amp;[.A146]&amp;[.C146]&amp;[.D146]" office:value-type="string" office:string-value="selectSetHotcueDeckB6Press">
            <text:p>selectSetHotcueDeckB6Press</text:p>
          </table:table-cell>
          <table:table-cell table:formula="of:=[.I146]&amp;&quot;,&quot;&amp;&quot;176&quot;&amp;&quot;,&quot;&amp;[.F146]&amp;&quot;,&quot;&amp;[.G146]&amp;&quot;,&quot;&amp;[.H146]" office:value-type="string" office:string-value="selectSetHotcueDeckB6Press,176,2,18,1">
            <text:p>selectSetHotcueDeckB6Press,176,2,1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47]&amp;[.A147]&amp;[.C147]&amp;[.D147]" office:value-type="string" office:string-value="selectSetHotcueDeckB6Release">
            <text:p>selectSetHotcueDeckB6Release</text:p>
          </table:table-cell>
          <table:table-cell table:formula="of:=[.I147]&amp;&quot;,&quot;&amp;&quot;176&quot;&amp;&quot;,&quot;&amp;[.F147]&amp;&quot;,&quot;&amp;[.G147]&amp;&quot;,&quot;&amp;[.H147]" office:value-type="string" office:string-value="selectSetHotcueDeckB6Release,176,2,18,0">
            <text:p>selectSetHotcueDeckB6Release,176,2,1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48]&amp;[.A148]&amp;[.C148]&amp;[.D148]" office:value-type="string" office:string-value="selectSetHotcueDeckB7Press">
            <text:p>selectSetHotcueDeckB7Press</text:p>
          </table:table-cell>
          <table:table-cell table:formula="of:=[.I148]&amp;&quot;,&quot;&amp;&quot;176&quot;&amp;&quot;,&quot;&amp;[.F148]&amp;&quot;,&quot;&amp;[.G148]&amp;&quot;,&quot;&amp;[.H148]" office:value-type="string" office:string-value="selectSetHotcueDeckB7Press,176,2,19,1">
            <text:p>selectSetHotcueDeckB7Press,176,2,1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49]&amp;[.A149]&amp;[.C149]&amp;[.D149]" office:value-type="string" office:string-value="selectSetHotcueDeckB7Release">
            <text:p>selectSetHotcueDeckB7Release</text:p>
          </table:table-cell>
          <table:table-cell table:formula="of:=[.I149]&amp;&quot;,&quot;&amp;&quot;176&quot;&amp;&quot;,&quot;&amp;[.F149]&amp;&quot;,&quot;&amp;[.G149]&amp;&quot;,&quot;&amp;[.H149]" office:value-type="string" office:string-value="selectSetHotcueDeckB7Release,176,2,19,0">
            <text:p>selectSetHotcueDeckB7Release,176,2,1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50]&amp;[.A150]&amp;[.C150]&amp;[.D150]" office:value-type="string" office:string-value="selectSetHotcueDeckB8Press">
            <text:p>selectSetHotcueDeckB8Press</text:p>
          </table:table-cell>
          <table:table-cell table:formula="of:=[.I150]&amp;&quot;,&quot;&amp;&quot;176&quot;&amp;&quot;,&quot;&amp;[.F150]&amp;&quot;,&quot;&amp;[.G150]&amp;&quot;,&quot;&amp;[.H150]" office:value-type="string" office:string-value="selectSetHotcueDeckB8Press,176,2,20,1">
            <text:p>selectSetHotcueDeckB8Press,176,2,2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51]&amp;[.A151]&amp;[.C151]&amp;[.D151]" office:value-type="string" office:string-value="selectSetHotcueDeckB8Release">
            <text:p>selectSetHotcueDeckB8Release</text:p>
          </table:table-cell>
          <table:table-cell table:formula="of:=[.I151]&amp;&quot;,&quot;&amp;&quot;176&quot;&amp;&quot;,&quot;&amp;[.F151]&amp;&quot;,&quot;&amp;[.G151]&amp;&quot;,&quot;&amp;[.H151]" office:value-type="string" office:string-value="selectSetHotcueDeckB8Release,176,2,20,0">
            <text:p>selectSetHotcueDeckB8Release,176,2,2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152]&amp;[.A152]&amp;[.C152]" office:value-type="string" office:string-value="deleteHotcueDeckB1">
            <text:p>deleteHotcueDeckB1</text:p>
          </table:table-cell>
          <table:table-cell table:formula="of:=[.I152]&amp;&quot;,&quot;&amp;&quot;176&quot;&amp;&quot;,&quot;&amp;[.F152]&amp;&quot;,&quot;&amp;[.G152]&amp;&quot;,&quot;&amp;[.H152]" office:value-type="string" office:string-value="deleteHotcueDeckB1,176,2,21,1">
            <text:p>deleteHotcueDeckB1,176,2,2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53]&amp;[.A153]&amp;[.C153]" office:value-type="string" office:string-value="deleteHotcueDeckB2">
            <text:p>deleteHotcueDeckB2</text:p>
          </table:table-cell>
          <table:table-cell table:formula="of:=[.I153]&amp;&quot;,&quot;&amp;&quot;176&quot;&amp;&quot;,&quot;&amp;[.F153]&amp;&quot;,&quot;&amp;[.G153]&amp;&quot;,&quot;&amp;[.H153]" office:value-type="string" office:string-value="deleteHotcueDeckB2,176,2,22,1">
            <text:p>deleteHotcueDeckB2,176,2,2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154]&amp;[.A154]&amp;[.C154]" office:value-type="string" office:string-value="deleteHotcueDeckB3">
            <text:p>deleteHotcueDeckB3</text:p>
          </table:table-cell>
          <table:table-cell table:formula="of:=[.I154]&amp;&quot;,&quot;&amp;&quot;176&quot;&amp;&quot;,&quot;&amp;[.F154]&amp;&quot;,&quot;&amp;[.G154]&amp;&quot;,&quot;&amp;[.H154]" office:value-type="string" office:string-value="deleteHotcueDeckB3,176,2,23,1">
            <text:p>deleteHotcueDeckB3,176,2,2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55]&amp;[.A155]&amp;[.C155]" office:value-type="string" office:string-value="deleteHotcueDeckB4">
            <text:p>deleteHotcueDeckB4</text:p>
          </table:table-cell>
          <table:table-cell table:formula="of:=[.I155]&amp;&quot;,&quot;&amp;&quot;176&quot;&amp;&quot;,&quot;&amp;[.F155]&amp;&quot;,&quot;&amp;[.G155]&amp;&quot;,&quot;&amp;[.H155]" office:value-type="string" office:string-value="deleteHotcueDeckB4,176,2,24,1">
            <text:p>deleteHotcueDeckB4,176,2,2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156]&amp;[.A156]&amp;[.C156]" office:value-type="string" office:string-value="deleteHotcueDeckB5">
            <text:p>deleteHotcueDeckB5</text:p>
          </table:table-cell>
          <table:table-cell table:formula="of:=[.I156]&amp;&quot;,&quot;&amp;&quot;176&quot;&amp;&quot;,&quot;&amp;[.F156]&amp;&quot;,&quot;&amp;[.G156]&amp;&quot;,&quot;&amp;[.H156]" office:value-type="string" office:string-value="deleteHotcueDeckB5,176,2,25,1">
            <text:p>deleteHotcueDeckB5,176,2,2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157]&amp;[.A157]&amp;[.C157]" office:value-type="string" office:string-value="deleteHotcueDeckB6">
            <text:p>deleteHotcueDeckB6</text:p>
          </table:table-cell>
          <table:table-cell table:formula="of:=[.I157]&amp;&quot;,&quot;&amp;&quot;176&quot;&amp;&quot;,&quot;&amp;[.F157]&amp;&quot;,&quot;&amp;[.G157]&amp;&quot;,&quot;&amp;[.H157]" office:value-type="string" office:string-value="deleteHotcueDeckB6,176,2,26,1">
            <text:p>deleteHotcueDeckB6,176,2,2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58]&amp;[.A158]&amp;[.C158]" office:value-type="string" office:string-value="deleteHotcueDeckB7">
            <text:p>deleteHotcueDeckB7</text:p>
          </table:table-cell>
          <table:table-cell table:formula="of:=[.I158]&amp;&quot;,&quot;&amp;&quot;176&quot;&amp;&quot;,&quot;&amp;[.F158]&amp;&quot;,&quot;&amp;[.G158]&amp;&quot;,&quot;&amp;[.H158]" office:value-type="string" office:string-value="deleteHotcueDeckB7,176,2,27,1">
            <text:p>deleteHotcueDeckB7,176,2,2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59]&amp;[.A159]&amp;[.C159]" office:value-type="string" office:string-value="deleteHotcueDeckB8">
            <text:p>deleteHotcueDeckB8</text:p>
          </table:table-cell>
          <table:table-cell table:formula="of:=[.I159]&amp;&quot;,&quot;&amp;&quot;176&quot;&amp;&quot;,&quot;&amp;[.F159]&amp;&quot;,&quot;&amp;[.G159]&amp;&quot;,&quot;&amp;[.H159]" office:value-type="string" office:string-value="deleteHotcueDeckB8,176,2,28,1">
            <text:p>deleteHotcueDeckB8,176,2,28,1</text:p>
          </table:table-cell>
        </table:table-row>
        <table:table-row table:style-name="ro1" table:number-rows-repeated="1048416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15.03.2016</text:date>, <text:time>10:4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5T10:40:00.08</dc:date>
    <meta:editing-duration>PT8H31M2S</meta:editing-duration>
    <meta:editing-cycles>16</meta:editing-cycles>
    <meta:generator>OpenOffice/4.1.2$Win32 OpenOffice.org_project/412m3$Build-9782</meta:generator>
    <dc:creator>Sebastian Teister</dc:creator>
    <meta:document-statistic meta:table-count="1" meta:cell-count="1163" meta:object-count="0"/>
  </office:meta>
</office:document-meta>
</file>